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size-asian="14pt" style:font-weight-asian="bold" style:font-size-complex="14pt" style:font-weight-complex="bold"/>
    </style:style>
    <style:style style:name="P3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4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fo:font-size="12pt" officeooo:paragraph-rsid="001c1514" style:font-size-asian="12pt" style:font-size-complex="12pt"/>
    </style:style>
    <style:style style:name="P5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paragraph-rsid="001c1514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11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13" style:family="paragraph" style:parent-style-name="normal">
      <loext:graphic-properties draw:fill="solid" draw:fill-color="#ffffff"/>
      <style:paragraph-properties fo:margin-top="0in" fo:margin-bottom="0.0972in" loext:contextual-spacing="false" fo:line-height="100%" fo:text-align="center" style:justify-single-word="false" fo:orphans="0" fo:widows="0" fo:background-color="#ffffff"/>
      <style:text-properties style:font-name="arial" fo:font-size="14pt" fo:font-weight="normal" officeooo:rsid="00162597" officeooo:paragraph-rsid="00162597" style:font-size-asian="14pt" style:font-weight-asian="normal" style:font-size-complex="14pt" style:font-weight-complex="normal"/>
    </style:style>
    <style:style style:name="P14" style:family="paragraph" style:parent-style-name="normal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4pt" fo:font-weight="normal" officeooo:rsid="00162597" officeooo:paragraph-rsid="00162597" style:font-size-asian="14pt" style:font-weight-asian="normal" style:font-size-complex="14pt" style:font-weight-complex="normal"/>
    </style:style>
    <style:style style:name="P15" style:family="paragraph" style:parent-style-name="normal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7" style:family="text">
      <style:text-properties style:font-name="Arial" fo:font-size="12pt" officeooo:rsid="001c1514" style:font-name-asian="Times New Roman1" style:font-size-asian="12pt" style:font-name-complex="Times New Roman1" style:font-size-complex="12pt"/>
    </style:style>
    <style:style style:name="T8" style:family="text">
      <style:text-properties style:font-name="Arial" fo:font-size="12pt" officeooo:rsid="001e3e8d" style:font-name-asian="Times New Roman1" style:font-size-asian="12pt" style:font-name-complex="Times New Roman1" style:font-size-complex="12pt"/>
    </style:style>
    <style:style style:name="T9" style:family="text">
      <style:text-properties style:font-name="Arial" style:font-name-asian="Times New Roman1" style:font-name-complex="Times New Roman1"/>
    </style:style>
    <style:style style:name="T10" style:family="text">
      <style:text-properties style:font-name="Arial" officeooo:rsid="001c1514" style:font-name-asian="Times New Roman1" style:font-name-complex="Times New Roman1"/>
    </style:style>
    <style:style style:name="T11" style:family="text">
      <style:text-properties style:font-name="Arial" officeooo:rsid="001e3e8d" style:font-name-asian="Times New Roman1" style:font-name-complex="Times New Roman1"/>
    </style:style>
    <style:style style:name="T12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13" style:family="text">
      <style:text-properties style:font-name-asian="Times New Roman1" style:font-name-complex="Times New Roman1"/>
    </style:style>
    <style:style style:name="T14" style:family="text">
      <style:text-properties officeooo:rsid="001b460a" style:font-name-asian="Times New Roman1" style:font-name-complex="Times New Roman1"/>
    </style:style>
    <style:style style:name="T15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000000" style:font-name="Arial" fo:font-size="12pt" fo:letter-spacing="normal" fo:font-style="normal" officeooo:rsid="001978b3" style:font-size-asian="12pt" style:font-size-complex="12pt"/>
    </style:style>
    <style:style style:name="T17" style:family="text">
      <style:text-properties officeooo:rsid="001cbef8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MINIMAL COLOR SUM</text:p>
      <text:p text:style-name="P6"/>
      <text:p text:style-name="P13"><text:span text:style-name="T2">Seminarski rad u okviru kursa<text:line-break/>Računarska inteligencija<text:line-break/>Matematički fakultet </text:span></text:p>
      <text:p text:style-name="P6"/>
      <text:p text:style-name="P9">Marija Papović, Luka Miletić</text:p>
      <text:p text:style-name="P7"/>
      <text:p text:style-name="P7"/>
      <text:p text:style-name="P14"><text:span text:style-name="T2"/></text:p>
      <text:p text:style-name="P15"><text:span text:style-name="T1"/></text:p>
      <text:p text:style-name="P12">Uvod</text:p>
      <text:p text:style-name="P10"/>
      <text:p text:style-name="P10"/>
      <text:p text:style-name="P10"/>
      <text:p text:style-name="normal"><text:span text:style-name="T17"><text:tab/></text:span><text:span text:style-name="T3">Bojenje grafova</text:span><text:span text:style-name="T4">(GCP)</text:span><text:span text:style-name="T3"> je jedan od najpoznatijih i najviše rešavanih NP-teških problema kombinatorne optimizacije i ima veliki praktičan značaj.<text:line-break/></text:span><text:bookmark text:name="tw-target-rmn"/><text:span text:style-name="T15">Problem </text:span><text:span text:style-name="T16">minimalne sume bojenja grafova </text:span><text:span text:style-name="T15">(MSCP) je NP-</text:span><text:span text:style-name="T16">težak</text:span><text:span text:style-name="T15"> problem izveden iz problema bojenja gra</text:span><text:span text:style-name="T16">fova,</text:span><text:span text:style-name="T5"> </text:span><text:span text:style-name="T6">a uveli su ga Kubicka and Schwenk još 1989.godine </text:span><text:span text:style-name="T5">.<text:line-break/> Primenjuje se kod problema rasporeda, upravljanja skladištem, alokacije frekvencija u mobilnoj mreži, alokacije registara u optimizaciji kompajlera. </text:span></text:p>
      <text:p text:style-name="normal"><text:span text:style-name="T5"/></text:p>
      <text:p text:style-name="P11"><text:span text:style-name="T13">Zadatak ovog problema je pronaći pravilno bojenje čvorova grafa koristeći boje predstavljene prirodnim brojevima {1, 2, ...}, tako da zbir boja dodeljenih čvorovima bude minimalan, </text:span><text:span text:style-name="T14">a da nikoja dva susedna čvorova nisu obojena u istu boju.</text:span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pan text:style-name="T13"/></text:p>
      <text:p text:style-name="P1"><text:soft-page-break/><text:span text:style-name="T13"/></text:p>
      <text:p text:style-name="P2"><text:span text:style-name="T13">Opšti rad I opis algoritma</text:span></text:p>
      <text:p text:style-name="P2"><text:span text:style-name="T13"/></text:p>
      <text:p text:style-name="P2"><text:span text:style-name="T13"><text:tab/></text:span></text:p>
      <text:p text:style-name="P3"><text:span text:style-name="T12"><text:s text:c="3"/></text:span><text:span text:style-name="T9">Algoritmi koji su implementirani za ovaj problem pod</text:span><text:span text:style-name="T10">eljeni </text:span><text:span text:style-name="T9">su u dv</text:span><text:span text:style-name="T10">e grupe</text:span><text:span text:style-name="T9">. Prvu </text:span><text:span text:style-name="T10">grupu</text:span><text:span text:style-name="T9"> </text:span><text:span text:style-name="T10">či</text:span><text:span text:style-name="T9">ne pohlepni algoritmi, a drugi </text:span><text:span text:style-name="T10">metaheuristike.</text:span></text:p>
      <text:p text:style-name="P4"><text:span text:style-name="T10">Termin pohlepni algoritam podrazumeva sortiranje čvorova grafa po nekom svojstvu, zatim posetu čvorova tim redosledom i primena na svaki od njih izabrani tip bojenja čvorova. Tip bojenja čvora je način izbora boje za čvor.<text:line-break/>Pohlepni algoritam se koristi kao operator u metaheuristici, tj. kao metod koji usmerava potragu.</text:span></text:p>
      <text:p text:style-name="P5"><text:span text:style-name="T7"><text:line-break/></text:span><text:span text:style-name="T8">Kod pohlebnog algoritma koristićemo branch and bound pretragu, to jest pretragu sa odsecanjem.</text:span></text:p>
      <text:p text:style-name="P5"><text:span text:style-name="T8">Za razliku od provere da li graf može biti obojen sa k boja, koja se može zaustaviti čim se naiđe na prvo uspešno bojenje, u ovom algoritmu je neophodno preći preko celog stabla pretrage. Kada se pronađe uspešno bojenje sa određenim brojem boja (recimo k), kada se vraćate u pretragu, boje čvorova su ograničene na vrednosti od 1 do k -1 (jer je naš cilj da pokuša da pronađe boju sa manje boja od k). Početna granica za broj boja je n, jer mi siguran da se graf sa n čvorova može obojiti pomoću n boja.</text:span></text:p>
      <text:p text:style-name="P5"><text:span text:style-name="T8"/></text:p>
      <text:p text:style-name="P11"><text:span text:style-name="T13"/></text:p>
      <text:p text:style-name="P11"><text:span text:style-name="T13"/></text:p>
      <text:p text:style-name="P11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22:11:08.840375089</meta:creation-date>
    <dc:date>2023-03-02T23:34:36.769239724</dc:date>
    <meta:editing-duration>PT41M14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12" meta:word-count="294" meta:character-count="1894" meta:non-whitespace-character-count="1602"/>
  </office:meta>
</office:document-meta>
</file>